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list-style-name="LFO1" style:family="paragraph">
      <style:text-properties fo:language="en" fo:country="GB"/>
    </style:style>
    <style:style style:name="P3" style:parent-style-name="ListParagraph" style:list-style-name="LFO1" style:family="paragraph">
      <style:text-properties fo:language="en" fo:country="GB"/>
    </style:style>
    <style:style style:name="P4" style:parent-style-name="ListParagraph" style:list-style-name="LFO1" style:family="paragraph">
      <style:text-properties fo:language="en" fo:country="GB"/>
    </style:style>
    <style:style style:name="P5" style:parent-style-name="ListParagraph" style:list-style-name="LFO1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T8" style:parent-style-name="DefaultParagraphFont" style:family="text">
      <style:text-properties fo:language="en" fo:country="GB"/>
    </style:style>
    <style:style style:name="T9" style:parent-style-name="DefaultParagraphFont" style:family="text">
      <style:text-properties fo:font-weight="bold" style:font-weight-asian="bold" fo:language="en" fo:country="GB"/>
    </style:style>
    <style:style style:name="T10" style:parent-style-name="DefaultParagraphFont" style:family="text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font-weight="bold" style:font-weight-asian="bold" fo:language="en" fo:country="GB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T19" style:parent-style-name="DefaultParagraphFont" style:family="text">
      <style:text-properties fo:language="en" fo:country="GB"/>
    </style:style>
    <style:style style:name="T20" style:parent-style-name="DefaultParagraphFont" style:family="text">
      <style:text-properties fo:font-weight="bold" style:font-weight-asian="bold" fo:language="en" fo:country="GB"/>
    </style:style>
    <style:style style:name="T21" style:parent-style-name="DefaultParagraphFont" style:family="text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T24" style:parent-style-name="DefaultParagraphFont" style:family="text">
      <style:text-properties fo:language="en" fo:country="GB"/>
    </style:style>
    <style:style style:name="T25" style:parent-style-name="DefaultParagraphFont" style:family="text">
      <style:text-properties fo:font-weight="bold" style:font-weight-asian="bold" fo:language="en" fo:country="GB"/>
    </style:style>
    <style:style style:name="T26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Character scenarios</text:p>
      <text:p text:style-name="Normal">Characters:</text:p>
      <text:list text:style-name="LFO1" text:continue-numbering="true">
        <text:list-item>
          <text:p text:style-name="P2">Normal<text:s/>random non-influential, fillers</text:p>
        </text:list-item>
        <text:list-item>
          <text:p text:style-name="P3">Suspicious<text:s/>characters, non-influential</text:p>
        </text:list-item>
        <text:list-item>
          <text:p text:style-name="P4">Suspicious characters, hinting towards the target</text:p>
        </text:list-item>
        <text:list-item>
          <text:p text:style-name="P5">Target</text:p>
        </text:list-item>
      </text:list>
      <text:p text:style-name="P6">Normal random non-influential, fillers</text:p>
      <text:p text:style-name="P7"><text:tab/>Sits, stands and does nothing out of the ordinary. Listens to music or just waits silently.</text:p>
      <text:p text:style-name="Normal"><text:span text:style-name="T8"><text:tab/></text:span><text:span text:style-name="T9">Movements:<text:s/></text:span><text:span text:style-name="T10">sits on one spot</text:span></text:p>
      <text:p text:style-name="P11">Suspicious characters, non-influential</text:p>
      <text:p text:style-name="P12"><text:tab/>Frequently grabs phone. Texts or calls often. Has nothing to do with the mission.</text:p>
      <text:p text:style-name="Normal"><text:span text:style-name="T13"><text:tab/></text:span><text:span text:style-name="T14">Movements:<text:s/></text:span><text:span text:style-name="T15">sits on one spot. Grabs phone<text:s/></text:span><text:span text:style-name="T16">often. May switch seats.</text:span></text:p>
      <text:p text:style-name="P17">Suspicious characters, hinting towards the target</text:p>
      <text:p text:style-name="P18"><text:tab/>Frequently grabs phone. Texts or calls often. Talks about a man being suspicious of something.</text:p>
      <text:p text:style-name="Normal"><text:span text:style-name="T19"><text:tab/></text:span><text:span text:style-name="T20">Movements:<text:s/></text:span><text:span text:style-name="T21">sits on one spot. Grabs phone often. May switch seats.</text:span></text:p>
      <text:p text:style-name="P22">Target</text:p>
      <text:p text:style-name="P23"><text:tab/>Frequently grabs phone. Texts or calls often. Talks in code language about random things, which is confirming he’s still there.</text:p>
      <text:p text:style-name="Normal"><text:span text:style-name="T24"><text:tab/></text:span><text:span text:style-name="T25">Movements:<text:s/></text:span><text:span text:style-name="T26">sits on one spot. Grabs phone often. May switch seat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tamar Efrat</meta:initial-creator>
    <dc:creator>Itamar Efrat</dc:creator>
    <meta:creation-date>2018-01-27T02:32:00Z</meta:creation-date>
    <dc:date>2018-01-27T12:07:00Z</dc:date>
    <meta:template xlink:href="Normal.dotm" xlink:type="simple"/>
    <meta:editing-cycles>4</meta:editing-cycles>
    <meta:editing-duration>PT33900S</meta:editing-duration>
    <meta:document-statistic meta:page-count="1" meta:paragraph-count="1" meta:word-count="139" meta:character-count="932" meta:row-count="6" meta:non-whitespace-character-count="794"/>
  </office:meta>
</office:document-meta>
</file>